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Homologador:<text:s/>Revista Fundacion DialNet</text:p>
      <text:p text:style-name="Standard"/>
      <text:p text:style-name="Standard">Captura de pantalla:</text:p>
      <text:p text:style-name="Standard"/>
      <text:p text:style-name="Standard"><draw:frame draw:style-name="a0" draw:name="Imagen 2" text:anchor-type="as-char" svg:x="0in" svg:y="0in" svg:width="6.6875in" svg:height="5.03125in" style:rel-width="scale" style:rel-height="scale"><draw:image xlink:href="media/image1.png" xlink:type="simple" xlink:show="embed" xlink:actuate="onLoad"/><svg:title/><svg:desc>C:\Users\dell\AppData\Local\Temp\Rar$DRa18364.42737\images\derecho_Cncara4.png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vleo franco</dc:creator>
    <meta:creation-date>2021-04-14T16:03:00Z</meta:creation-date>
    <dc:date>2021-04-14T20:45:00Z</dc:date>
    <meta:template xlink:href="Normal.dotm" xlink:type="simple"/>
    <meta:editing-cycles>2</meta:editing-cycles>
    <meta:editing-duration>PT360S</meta:editing-duration>
    <meta:document-statistic meta:page-count="1" meta:paragraph-count="1" meta:word-count="9" meta:character-count="63" meta:row-count="1" meta:non-whitespace-character-count="55"/>
  </office:meta>
</office:document-meta>
</file>